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33cm" fo:min-width="5.215cm"/>
    </style:style>
    <style:style style:name="gr2" style:family="graphic" style:parent-style-name="standard">
      <style:graphic-properties draw:textarea-horizontal-align="justify" draw:textarea-vertical-align="middle" draw:auto-grow-height="false" fo:min-height="0.39cm" fo:min-width="1.657cm"/>
    </style:style>
    <style:style style:name="gr3" style:family="graphic" style:parent-style-name="standard">
      <style:graphic-properties draw:textarea-horizontal-align="justify" draw:textarea-vertical-align="middle" draw:auto-grow-height="false" fo:min-height="2.036cm" fo:min-width="5.215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163cm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0.77cm"/>
    </style:style>
    <style:style style:name="gr8" style:family="graphic" style:parent-style-name="standard">
      <style:graphic-properties draw:textarea-horizontal-align="justify" draw:textarea-vertical-align="middle" draw:auto-grow-height="false" fo:min-height="3.052cm" fo:min-width="3.437cm"/>
    </style:style>
    <style:style style:name="gr9" style:family="graphic" style:parent-style-name="objectwithoutfill">
      <style:graphic-properties draw:marker-end="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401cm" fo:min-width="0.262cm"/>
    </style:style>
    <style:style style:name="gr13" style:family="graphic" style:parent-style-name="standard">
      <style:graphic-properties draw:stroke="none" svg:stroke-color="#000000" draw:fill="none" draw:fill-color="#ffffff" fo:min-height="2.03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6" style:family="paragraph"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715cm" svg:height="3.683cm" svg:x="7.731cm" svg:y="9.001cm">
          <draw:glue-point draw:id="4" svg:x="-0.776cm" svg:y="-4.998cm"/>
          <draw:glue-point draw:id="5" svg:x="0.778cm" svg:y="-4.998cm"/>
          <draw:glue-point draw:id="6" svg:x="-1.665cm" svg:y="-4.998cm"/>
          <draw:glue-point draw:id="7" svg:x="1.889cm" svg:y="-4.998cm"/>
          <draw:glue-point draw:id="8" svg:x="-4.999cm" svg:y="-2.584cm"/>
          <draw:glue-point draw:id="9" svg:x="-4.999cm" svg:y="2.242cm"/>
          <draw:glue-point draw:id="10" svg:x="5cm" svg:y="-2.584cm"/>
          <draw:glue-point draw:id="11" svg:x="5cm" svg:y="2.587cm"/>
          <text:p text:style-name="P1">mstr_detect</text:p>
          <text:p text:style-name="P1"/>
          <text:p text:style-name="P1"><text:span text:style-name="T1">Mstr <text:s text:c="22"/>Slv</text:span></text:p>
          <text:p text:style-name="P1"><text:span text:style-name="T1">Ch <text:s text:c="25"/>Ch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429cm" svg:height="1.016cm" svg:x="1.508cm" svg:y="1.254cm">
          <draw:glue-point draw:id="8" svg:x="-1.294cm" svg:y="5cm"/>
          <draw:glue-point draw:id="9" svg:x="1.668cm" svg:y="5cm"/>
          <text:p text:style-name="P1">chA pads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5.715cm" svg:height="3.683cm" svg:x="7.731cm" svg:y="13.319cm">
          <draw:glue-point draw:id="4" svg:x="-0.776cm" svg:y="-4.998cm"/>
          <draw:glue-point draw:id="5" svg:x="0.778cm" svg:y="-4.998cm"/>
          <draw:glue-point draw:id="6" svg:x="-1.665cm" svg:y="-4.998cm"/>
          <draw:glue-point draw:id="7" svg:x="1.889cm" svg:y="-4.998cm"/>
          <draw:glue-point draw:id="8" svg:x="-4.999cm" svg:y="-2.584cm"/>
          <draw:glue-point draw:id="9" svg:x="-4.999cm" svg:y="2.242cm"/>
          <draw:glue-point draw:id="10" svg:x="5cm" svg:y="-2.584cm"/>
          <draw:glue-point draw:id="11" svg:x="5cm" svg:y="2.587cm"/>
          <draw:glue-point draw:id="12" svg:x="5cm" svg:y="-3.964cm"/>
          <draw:glue-point draw:id="13" svg:x="5cm" svg:y="-1.205cm"/>
          <draw:glue-point draw:id="14" svg:x="5cm" svg:y="1.553cm"/>
          <draw:glue-point draw:id="15" svg:x="5cm" svg:y="3.966cm"/>
          <text:p text:style-name="P1">i2c_protocol_ctrl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5.715cm" svg:height="2.286cm" svg:x="3.286cm" svg:y="19.923cm">
          <draw:glue-point draw:id="4" svg:x="-0.776cm" svg:y="-4.998cm"/>
          <draw:glue-point draw:id="5" svg:x="0.778cm" svg:y="-4.998cm"/>
          <draw:glue-point draw:id="6" svg:x="-1.665cm" svg:y="-4.998cm"/>
          <draw:glue-point draw:id="7" svg:x="1.889cm" svg:y="-4.998cm"/>
          <draw:glue-point draw:id="8" svg:x="-4.999cm" svg:y="-2.584cm"/>
          <draw:glue-point draw:id="9" svg:x="-4.999cm" svg:y="2.242cm"/>
          <draw:glue-point draw:id="10" svg:x="5cm" svg:y="-2.584cm"/>
          <draw:glue-point draw:id="11" svg:x="5cm" svg:y="2.587cm"/>
          <text:p text:style-name="P1">mstr_bit_ctrl_tx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5.715cm" svg:height="2.286cm" svg:x="12.951cm" svg:y="19.923cm">
          <draw:glue-point draw:id="4" svg:x="-0.776cm" svg:y="-4.998cm"/>
          <draw:glue-point draw:id="5" svg:x="0.778cm" svg:y="-4.998cm"/>
          <draw:glue-point draw:id="6" svg:x="-1.665cm" svg:y="-4.998cm"/>
          <draw:glue-point draw:id="7" svg:x="1.889cm" svg:y="-4.998cm"/>
          <draw:glue-point draw:id="8" svg:x="-4.999cm" svg:y="-2.584cm"/>
          <draw:glue-point draw:id="9" svg:x="-4.999cm" svg:y="2.242cm"/>
          <draw:glue-point draw:id="10" svg:x="5cm" svg:y="-2.584cm"/>
          <draw:glue-point draw:id="11" svg:x="5cm" svg:y="2.587cm"/>
          <text:p text:style-name="P1">slv_bit_ctrl_rx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.715cm" svg:height="2.286cm" svg:x="3.286cm" svg:y="23.225cm">
          <draw:glue-point draw:id="4" svg:x="-0.776cm" svg:y="-4.998cm"/>
          <draw:glue-point draw:id="5" svg:x="0.778cm" svg:y="-4.998cm"/>
          <draw:glue-point draw:id="6" svg:x="-1.665cm" svg:y="-4.998cm"/>
          <draw:glue-point draw:id="7" svg:x="1.889cm" svg:y="-4.998cm"/>
          <draw:glue-point draw:id="8" svg:x="-4.999cm" svg:y="-2.584cm"/>
          <draw:glue-point draw:id="9" svg:x="-4.999cm" svg:y="2.242cm"/>
          <draw:glue-point draw:id="10" svg:x="5cm" svg:y="-2.584cm"/>
          <draw:glue-point draw:id="11" svg:x="5cm" svg:y="2.587cm"/>
          <text:p text:style-name="P1">mstr_bit_ctrl_rx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5.715cm" svg:height="2.286cm" svg:x="12.951cm" svg:y="23.225cm">
          <draw:glue-point draw:id="4" svg:x="-0.776cm" svg:y="-4.998cm"/>
          <draw:glue-point draw:id="5" svg:x="0.778cm" svg:y="-4.998cm"/>
          <draw:glue-point draw:id="6" svg:x="-1.665cm" svg:y="-4.998cm"/>
          <draw:glue-point draw:id="7" svg:x="1.889cm" svg:y="-4.998cm"/>
          <draw:glue-point draw:id="8" svg:x="-4.999cm" svg:y="-2.584cm"/>
          <draw:glue-point draw:id="9" svg:x="-4.999cm" svg:y="2.242cm"/>
          <draw:glue-point draw:id="10" svg:x="5cm" svg:y="-2.584cm"/>
          <draw:glue-point draw:id="11" svg:x="5cm" svg:y="2.587cm"/>
          <text:p text:style-name="P1">slv_bit_ctrl_tx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-1.53cm" svg:x1="3.286cm" svg:y1="21.066cm" svg:x2="7.732cm" svg:y2="11.667cm" draw:start-shape="id1" draw:start-glue-point="3" draw:end-shape="id2" draw:end-glue-point="9" svg:d="M3286 21066h-2032v-9399h6478" svg:viewBox="0 0 6479 9400">
          <text:p/>
        </draw:connector>
        <draw:connector draw:style-name="gr4" draw:text-style-name="P2" draw:layer="layout" draw:line-skew="-1.53cm" svg:x1="3.286cm" svg:y1="24.368cm" svg:x2="7.732cm" svg:y2="11.667cm" draw:start-shape="id3" draw:start-glue-point="3" draw:end-shape="id2" draw:end-glue-point="9" svg:d="M3286 24368h-2032v-12701h6478" svg:viewBox="0 0 6479 12702">
          <text:p/>
        </draw:connector>
        <draw:connector draw:style-name="gr4" draw:text-style-name="P2" draw:layer="layout" draw:line-skew="1.151cm" svg:x1="13.445cm" svg:y1="11.794cm" svg:x2="18.666cm" svg:y2="21.066cm" draw:start-shape="id2" draw:start-glue-point="11" draw:end-shape="id4" draw:end-glue-point="1" svg:d="M13445 11794h6872v9272h-1651" svg:viewBox="0 0 6873 9273">
          <text:p/>
        </draw:connector>
        <draw:connector draw:style-name="gr4" draw:text-style-name="P2" draw:layer="layout" draw:line-skew="1.151cm" svg:x1="13.445cm" svg:y1="11.794cm" svg:x2="18.666cm" svg:y2="24.368cm" draw:start-shape="id2" draw:start-glue-point="11" draw:end-shape="id5" draw:end-glue-point="1" svg:d="M13445 11794h6872v12574h-1651" svg:viewBox="0 0 6873 12575">
          <text:p/>
        </draw:connector>
        <draw:line draw:style-name="gr5" draw:text-style-name="P2" draw:layer="layout" svg:x1="13.446cm" svg:y1="13.7cm" svg:x2="14.97cm" svg:y2="13.7cm">
          <text:p/>
        </draw:line>
        <draw:line draw:style-name="gr5" draw:text-style-name="P2" draw:layer="layout" svg:x1="13.446cm" svg:y1="14.081cm" svg:x2="14.97cm" svg:y2="14.081cm">
          <text:p/>
        </draw:line>
        <draw:line draw:style-name="gr5" draw:text-style-name="P2" draw:layer="layout" svg:x1="13.446cm" svg:y1="14.462cm" svg:x2="14.97cm" svg:y2="14.462cm">
          <text:p/>
        </draw:line>
        <draw:line draw:style-name="gr5" draw:text-style-name="P2" draw:layer="layout" svg:x1="13.446cm" svg:y1="14.843cm" svg:x2="14.97cm" svg:y2="14.843cm">
          <text:p/>
        </draw:line>
        <draw:frame draw:style-name="gr6" draw:text-style-name="P3" draw:layer="layout" svg:width="3.175cm" svg:height="2.413cm" svg:x="14.843cm" svg:y="13.319cm">
          <draw:text-box>
            <text:p><text:span text:style-name="T2">mstr_tx_start</text:span></text:p>
            <text:p><text:span text:style-name="T2">mstr_rx_start</text:span></text:p>
            <text:p><text:span text:style-name="T2">slv_tx_start</text:span></text:p>
            <text:p><text:span text:style-name="T2">slv_rx_start</text:span></text:p>
          </draw:text-box>
        </draw:frame>
        <draw:custom-shape draw:style-name="gr7" draw:text-style-name="P1" xml:id="id7" draw:id="id7" draw:layer="layout" svg:width="1.27cm" svg:height="1.778cm" svg:x="3.159cm" svg:y="3.54cm">
          <text:p text:style-name="P1">In</text:p>
          <text:p text:style-name="P1">filter</text:p>
          <draw:enhanced-geometry svg:viewBox="0 0 21600 21600" draw:type="rectangle" draw:enhanced-path="M 0 0 L 21600 0 21600 21600 0 21600 0 0 Z N"/>
        </draw:custom-shape>
        <draw:custom-shape draw:style-name="gr8" draw:text-style-name="P1" xml:id="id10" draw:id="id10" draw:layer="layout" svg:width="3.937cm" svg:height="3.302cm" svg:x="5.191cm" svg:y="1.889cm">
          <text:p text:style-name="P1">Idle_</text:p>
          <text:p text:style-name="P1">Start_</text:p>
          <text:p text:style-name="P1">Stop_</text:p>
          <text:p text:style-name="P1">detect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.429cm" svg:height="1.016cm" svg:x="16.621cm" svg:y="1.254cm">
          <draw:glue-point draw:id="8" svg:x="-1.294cm" svg:y="5cm"/>
          <draw:glue-point draw:id="9" svg:x="1.668cm" svg:y="5cm"/>
          <text:p text:style-name="P1">chB pads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2" draw:layer="layout" svg:x1="7.732cm" svg:y1="9.891cm" svg:x2="2.779cm" svg:y2="2.27cm" draw:start-shape="id2" draw:start-glue-point="8" draw:end-shape="id6" draw:end-glue-point="8" svg:d="M7732 9891h-4953v-7621" svg:viewBox="0 0 4954 7622">
          <text:p/>
        </draw:connector>
        <draw:connector draw:style-name="gr5" draw:text-style-name="P2" draw:layer="layout" svg:x1="3.793cm" svg:y1="2.27cm" svg:x2="3.794cm" svg:y2="3.54cm" draw:start-shape="id6" draw:start-glue-point="9" draw:end-shape="id7" draw:end-glue-point="0" svg:d="M3793 2270v636h1v634" svg:viewBox="0 0 2 1271">
          <text:p/>
        </draw:connector>
        <draw:custom-shape draw:style-name="gr8" draw:text-style-name="P1" xml:id="id11" draw:id="id11" draw:layer="layout" svg:width="3.937cm" svg:height="3.302cm" svg:x="12.176cm" svg:y="1.889cm">
          <text:p text:style-name="P1">Idle_</text:p>
          <text:p text:style-name="P1">Start_</text:p>
          <text:p text:style-name="P1">Stop_</text:p>
          <text:p text:style-name="P1">detect</text:p>
          <draw:enhanced-geometry svg:viewBox="0 0 21600 21600" draw:type="rectangle" draw:enhanced-path="M 0 0 L 21600 0 21600 21600 0 21600 0 0 Z N"/>
        </draw:custom-shape>
        <draw:custom-shape draw:style-name="gr7" draw:text-style-name="P1" xml:id="id9" draw:id="id9" draw:layer="layout" svg:width="1.27cm" svg:height="1.778cm" svg:x="17.256cm" svg:y="3.54cm">
          <text:p text:style-name="P1">In</text:p>
          <text:p text:style-name="P1">filter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7.892cm" svg:y1="2.27cm" svg:x2="17.891cm" svg:y2="3.54cm" draw:start-shape="id8" draw:start-glue-point="8" draw:end-shape="id9" draw:end-glue-point="0" svg:d="M17892 2270v636h-1v634" svg:viewBox="0 0 2 1271">
          <text:p/>
        </draw:connector>
        <draw:connector draw:style-name="gr5" draw:text-style-name="P2" draw:layer="layout" svg:x1="13.445cm" svg:y1="9.891cm" svg:x2="18.906cm" svg:y2="2.27cm" draw:start-shape="id2" draw:start-glue-point="10" draw:end-shape="id8" draw:end-glue-point="9" svg:d="M13445 9891h5461v-7621" svg:viewBox="0 0 5462 7622">
          <text:p/>
        </draw:connector>
        <draw:connector draw:style-name="gr5" draw:text-style-name="P2" draw:layer="layout" svg:x1="9.128cm" svg:y1="3.54cm" svg:x2="11.032cm" svg:y2="9.002cm" draw:start-shape="id10" draw:start-glue-point="1" draw:end-shape="id2" draw:end-glue-point="5" svg:d="M9128 3540h1904v5462" svg:viewBox="0 0 1905 5463">
          <text:p/>
        </draw:connector>
        <draw:connector draw:style-name="gr5" draw:text-style-name="P2" draw:layer="layout" svg:x1="12.176cm" svg:y1="3.54cm" svg:x2="11.667cm" svg:y2="9.002cm" draw:start-shape="id11" draw:start-glue-point="3" draw:end-shape="id2" draw:end-glue-point="7" svg:d="M12176 3540h-509v5462" svg:viewBox="0 0 510 5463">
          <text:p/>
        </draw:connector>
        <draw:g>
          <draw:line draw:style-name="gr9" draw:text-style-name="P2" draw:layer="layout" svg:x1="5.191cm" svg:y1="19.923cm" svg:x2="5.191cm" svg:y2="19.415cm">
            <text:p/>
          </draw:line>
          <draw:line draw:style-name="gr5" draw:text-style-name="P2" draw:layer="layout" svg:x1="5.191cm" svg:y1="19.415cm" svg:x2="6.461cm" svg:y2="19.415cm">
            <text:p/>
          </draw:line>
          <draw:frame draw:style-name="gr10" draw:text-style-name="P3" draw:layer="layout" svg:width="3.139cm" svg:height="0.645cm" svg:x="6.243cm" svg:y="19.034cm">
            <draw:text-box>
              <text:p><text:span text:style-name="T2">mstr_tx_violation</text:span></text:p>
            </draw:text-box>
          </draw:frame>
        </draw:g>
        <draw:g>
          <draw:line draw:style-name="gr9" draw:text-style-name="P2" draw:layer="layout" svg:x1="5.191cm" svg:y1="23.225cm" svg:x2="5.191cm" svg:y2="22.717cm">
            <text:p/>
          </draw:line>
          <draw:line draw:style-name="gr5" draw:text-style-name="P2" draw:layer="layout" svg:x1="5.191cm" svg:y1="22.717cm" svg:x2="6.461cm" svg:y2="22.717cm">
            <text:p/>
          </draw:line>
          <draw:frame draw:style-name="gr10" draw:text-style-name="P3" draw:layer="layout" svg:width="3.161cm" svg:height="0.645cm" svg:x="6.243cm" svg:y="22.336cm">
            <draw:text-box>
              <text:p><text:span text:style-name="T2">mstr_rx_violation</text:span></text:p>
            </draw:text-box>
          </draw:frame>
        </draw:g>
        <draw:g>
          <draw:line draw:style-name="gr9" draw:text-style-name="P2" draw:layer="layout" svg:x1="14.834cm" svg:y1="19.923cm" svg:x2="14.834cm" svg:y2="19.415cm">
            <text:p/>
          </draw:line>
          <draw:line draw:style-name="gr5" draw:text-style-name="P2" draw:layer="layout" svg:x1="14.834cm" svg:y1="19.415cm" svg:x2="16.104cm" svg:y2="19.415cm">
            <text:p/>
          </draw:line>
          <draw:frame draw:style-name="gr10" draw:text-style-name="P3" draw:layer="layout" svg:width="2.894cm" svg:height="0.645cm" svg:x="15.886cm" svg:y="19.034cm">
            <draw:text-box>
              <text:p><text:span text:style-name="T2">slv_rx_violation</text:span></text:p>
            </draw:text-box>
          </draw:frame>
        </draw:g>
        <draw:g>
          <draw:line draw:style-name="gr9" draw:text-style-name="P2" draw:layer="layout" svg:x1="14.834cm" svg:y1="23.225cm" svg:x2="14.834cm" svg:y2="22.717cm">
            <text:p/>
          </draw:line>
          <draw:line draw:style-name="gr5" draw:text-style-name="P2" draw:layer="layout" svg:x1="14.834cm" svg:y1="22.717cm" svg:x2="16.104cm" svg:y2="22.717cm">
            <text:p/>
          </draw:line>
          <draw:frame draw:style-name="gr10" draw:text-style-name="P3" draw:layer="layout" svg:width="2.894cm" svg:height="0.645cm" svg:x="15.886cm" svg:y="22.336cm">
            <draw:text-box>
              <text:p><text:span text:style-name="T2">slv_rx_violation</text:span></text:p>
            </draw:text-box>
          </draw:frame>
        </draw:g>
        <draw:g>
          <draw:line draw:style-name="gr5" draw:text-style-name="P2" draw:layer="layout" svg:x1="10.525cm" svg:y1="7.731cm" svg:x2="10.525cm" svg:y2="9.001cm">
            <text:p/>
          </draw:line>
          <draw:line draw:style-name="gr11" draw:text-style-name="P2" draw:layer="layout" svg:x1="10.525cm" svg:y1="7.731cm" svg:x2="9.509cm" svg:y2="7.731cm">
            <text:p/>
          </draw:line>
          <draw:custom-shape draw:style-name="gr12" draw:text-style-name="P1" draw:layer="layout" svg:width="0.762cm" svg:height="1.651cm" svg:x="8.747cm" svg:y="6.842cm">
            <text:p text:style-name="P1">or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7.223cm" svg:y1="6.969cm" svg:x2="8.747cm" svg:y2="6.969cm">
            <text:p/>
          </draw:line>
          <draw:line draw:style-name="gr5" draw:text-style-name="P2" draw:layer="layout" svg:x1="7.223cm" svg:y1="7.35cm" svg:x2="8.747cm" svg:y2="7.35cm">
            <text:p/>
          </draw:line>
          <draw:line draw:style-name="gr5" draw:text-style-name="P2" draw:layer="layout" svg:x1="7.223cm" svg:y1="7.731cm" svg:x2="8.747cm" svg:y2="7.731cm">
            <text:p/>
          </draw:line>
          <draw:line draw:style-name="gr5" draw:text-style-name="P2" draw:layer="layout" svg:x1="7.223cm" svg:y1="8.112cm" svg:x2="8.747cm" svg:y2="8.112cm">
            <text:p/>
          </draw:line>
          <draw:frame draw:style-name="gr6" draw:text-style-name="P5" draw:layer="layout" svg:width="3.175cm" svg:height="2.413cm" svg:x="4.175cm" svg:y="6.588cm">
            <draw:text-box>
              <text:p text:style-name="P4"><text:span text:style-name="T2">mstr_tx_violation</text:span></text:p>
              <text:p text:style-name="P4"><text:span text:style-name="T2">mstr_rx_violation</text:span></text:p>
              <text:p text:style-name="P4"><text:span text:style-name="T2">slv_tx_violation</text:span></text:p>
              <text:p text:style-name="P4"><text:span text:style-name="T2">slv_rx_violation</text:span></text:p>
            </draw:text-box>
          </draw:frame>
        </draw:g>
        <draw:line draw:style-name="gr5" draw:text-style-name="P2" draw:layer="layout" svg:x1="9.001cm" svg:y1="19.923cm" svg:x2="12.938cm" svg:y2="19.923cm">
          <text:p/>
        </draw:line>
        <draw:line draw:style-name="gr5" draw:text-style-name="P2" draw:layer="layout" svg:x1="12.938cm" svg:y1="20.304cm" svg:x2="9.001cm" svg:y2="20.304cm">
          <text:p/>
        </draw:line>
        <draw:line draw:style-name="gr5" draw:text-style-name="P2" draw:layer="layout" svg:x1="12.938cm" svg:y1="20.685cm" svg:x2="9.001cm" svg:y2="20.685cm">
          <text:p/>
        </draw:line>
        <draw:line draw:style-name="gr5" draw:text-style-name="P2" draw:layer="layout" svg:x1="12.938cm" svg:y1="21.066cm" svg:x2="9.001cm" svg:y2="21.066cm">
          <text:p/>
        </draw:line>
        <draw:frame draw:style-name="gr13" draw:text-style-name="P7" draw:layer="layout" svg:width="2.921cm" svg:height="2.286cm" svg:x="9.636cm" svg:y="19.542cm">
          <draw:text-box>
            <text:p text:style-name="P6"><text:span text:style-name="T3">mstr_tx_idle</text:span></text:p>
            <text:p text:style-name="P6"><text:span text:style-name="T3">slv_rx_idle</text:span></text:p>
            <text:p text:style-name="P6"><text:span text:style-name="T3">slv_sda_init_valid</text:span></text:p>
            <text:p text:style-name="P6"><text:span text:style-name="T3">slv_sda_init</text:span></text:p>
          </draw:text-box>
        </draw:frame>
        <draw:line draw:style-name="gr5" draw:text-style-name="P2" draw:layer="layout" svg:x1="12.938cm" svg:y1="23.225cm" svg:x2="9.001cm" svg:y2="23.225cm">
          <text:p/>
        </draw:line>
        <draw:line draw:style-name="gr5" draw:text-style-name="P2" draw:layer="layout" svg:x1="9.001cm" svg:y1="23.606cm" svg:x2="12.938cm" svg:y2="23.606cm">
          <text:p/>
        </draw:line>
        <draw:line draw:style-name="gr5" draw:text-style-name="P2" draw:layer="layout" svg:x1="9.001cm" svg:y1="23.987cm" svg:x2="12.938cm" svg:y2="23.987cm">
          <text:p/>
        </draw:line>
        <draw:line draw:style-name="gr5" draw:text-style-name="P2" draw:layer="layout" svg:x1="9.001cm" svg:y1="24.368cm" svg:x2="12.938cm" svg:y2="24.368cm">
          <text:p/>
        </draw:line>
        <draw:frame draw:style-name="gr13" draw:text-style-name="P7" draw:layer="layout" svg:width="3.429cm" svg:height="2.286cm" svg:x="9.382cm" svg:y="22.844cm">
          <draw:text-box>
            <text:p text:style-name="P6"><text:span text:style-name="T3">slv_tx_idle</text:span></text:p>
            <text:p text:style-name="P6"><text:span text:style-name="T3">mstr_rx_idle</text:span></text:p>
            <text:p text:style-name="P6"><text:span text:style-name="T3">mstr_sda_init_valid</text:span></text:p>
            <text:p text:style-name="P6"><text:span text:style-name="T3">mstr_sda_init</text:span></text:p>
          </draw:text-box>
        </draw:frame>
        <draw:line draw:style-name="gr5" draw:text-style-name="P2" draw:layer="layout" svg:x1="9.001cm" svg:y1="24.749cm" svg:x2="12.938cm" svg:y2="24.749cm">
          <text:p/>
        </draw:line>
        <draw:line draw:style-name="gr5" draw:text-style-name="P2" draw:layer="layout" svg:x1="9.001cm" svg:y1="25.13cm" svg:x2="12.938cm" svg:y2="25.13cm">
          <text:p/>
        </draw:line>
        <draw:connector draw:style-name="gr5" draw:text-style-name="P2" draw:layer="layout" svg:x1="3.794cm" svg:y1="5.318cm" svg:x2="7.159cm" svg:y2="5.191cm" draw:start-shape="id7" draw:start-glue-point="2" draw:end-shape="id10" draw:end-glue-point="2" svg:d="M3794 5318v501h3365v-628" svg:viewBox="0 0 3366 629">
          <text:p/>
        </draw:connector>
        <draw:connector draw:style-name="gr5" draw:text-style-name="P2" draw:layer="layout" svg:x1="17.891cm" svg:y1="5.318cm" svg:x2="14.144cm" svg:y2="5.191cm" draw:start-shape="id9" draw:start-glue-point="2" draw:end-shape="id11" draw:end-glue-point="2" svg:d="M17891 5318v501h-3747v-628" svg:viewBox="0 0 3748 629">
          <text:p/>
        </draw:connector>
        <draw:connector draw:style-name="gr5" draw:text-style-name="P2" draw:layer="layout" svg:x1="17.891cm" svg:y1="5.318cm" svg:x2="13.445cm" svg:y2="9.891cm" draw:start-shape="id9" draw:start-glue-point="2" draw:end-shape="id2" draw:end-glue-point="10" svg:d="M17891 5318v4573h-4446" svg:viewBox="0 0 4447 4574">
          <text:p/>
        </draw:connector>
        <draw:connector draw:style-name="gr5" draw:text-style-name="P2" draw:layer="layout" svg:x1="3.794cm" svg:y1="5.318cm" svg:x2="7.732cm" svg:y2="9.891cm" draw:start-shape="id7" draw:start-glue-point="2" draw:end-shape="id2" draw:end-glue-point="8" svg:d="M3794 5318v4573h3938" svg:viewBox="0 0 3939 4574">
          <text:p/>
        </draw:connector>
        <draw:frame draw:style-name="gr10" draw:text-style-name="P7" draw:layer="layout" svg:width="2.915cm" svg:height="0.887cm" svg:x="9.388cm" svg:y="24.241cm">
          <draw:text-box>
            <text:p><text:span text:style-name="T3">mstr_sda_change1</text:span></text:p>
            <text:p><text:span text:style-name="T3">mstr_sda_change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8T14:42:54.803000000</meta:creation-date>
    <dc:date>2021-09-19T14:53:13.728000000</dc:date>
    <meta:editing-duration>PT6H52M34S</meta:editing-duration>
    <meta:editing-cycles>12</meta:editing-cycles>
    <meta:generator>LibreOffice/5.0.4.2$Windows_X86_64 LibreOffice_project/2b9802c1994aa0b7dc6079e128979269cf95bc78</meta:generator>
    <meta:document-statistic meta:object-count="69"/>
  </office:meta>
</office:document-meta>
</file>